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3.6894in" svg:y="2.2976in">
            <draw:object draw:notify-on-update-of-ranges="Sheet1.A1:Sheet1.A50 Sheet1.B1:Sheet1.B50 Sheet1.C1:Sheet1.C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971798786795301">
            <text:p>0.9717987868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92254905904991">
            <text:p>0.9225490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74">
            <text:p>0.974</text:p>
          </table:table-cell>
          <table:table-cell office:value-type="float" office:value="0.737377166817667">
            <text:p>0.73737716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2">
            <text:p>0.872</text:p>
          </table:table-cell>
          <table:table-cell office:value-type="float" office:value="0.628203990442664">
            <text:p>0.628203990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74">
            <text:p>0.974</text:p>
          </table:table-cell>
          <table:table-cell office:value-type="float" office:value="0.737377166817667">
            <text:p>0.73737716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74">
            <text:p>0.974</text:p>
          </table:table-cell>
          <table:table-cell office:value-type="float" office:value="0.737377166817667">
            <text:p>0.73737716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74">
            <text:p>0.974</text:p>
          </table:table-cell>
          <table:table-cell office:value-type="float" office:value="0.737377166817667">
            <text:p>0.73737716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74">
            <text:p>0.974</text:p>
          </table:table-cell>
          <table:table-cell office:value-type="float" office:value="0.737377166817667">
            <text:p>0.73737716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2">
            <text:p>0.872</text:p>
          </table:table-cell>
          <table:table-cell office:value-type="float" office:value="0.628203990442664">
            <text:p>0.628203990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71798786795301">
            <text:p>0.97179878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2">
            <text:p>0.872</text:p>
          </table:table-cell>
          <table:table-cell office:value-type="float" office:value="0.628203990442664">
            <text:p>0.628203990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71798786795301">
            <text:p>0.97179878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71798786795301">
            <text:p>0.97179878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8">
            <text:p>0.98</text:p>
          </table:table-cell>
          <table:table-cell office:value-type="float" office:value="0.687467664808915">
            <text:p>0.68746766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2">
            <text:p>0.872</text:p>
          </table:table-cell>
          <table:table-cell office:value-type="float" office:value="0.628203990442664">
            <text:p>0.628203990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74">
            <text:p>0.974</text:p>
          </table:table-cell>
          <table:table-cell office:value-type="float" office:value="0.737377166817667">
            <text:p>0.737377166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2">
            <text:p>0.872</text:p>
          </table:table-cell>
          <table:table-cell office:value-type="float" office:value="0.628203990442664">
            <text:p>0.628203990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935197123975081">
            <text:p>0.93519712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971798786795301">
            <text:p>0.9717987868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92254905904991">
            <text:p>0.9225490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8">
            <text:p>0.98</text:p>
          </table:table-cell>
          <table:table-cell office:value-type="float" office:value="0.687467664808915">
            <text:p>0.6874676648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899401245206022">
            <text:p>0.89940124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2">
            <text:p>0.42</text:p>
          </table:table-cell>
          <table:table-cell office:value-type="float" office:value="0.488750592170404">
            <text:p>0.48875059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03">
            <text:p>0.803</text:p>
          </table:table-cell>
          <table:table-cell office:value-type="float" office:value="0.597588102910075">
            <text:p>0.59758810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2">
            <text:p>0.42</text:p>
          </table:table-cell>
          <table:table-cell office:value-type="float" office:value="0.488750592170404">
            <text:p>0.488750592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971798786795301">
            <text:p>0.9717987868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92254905904991">
            <text:p>0.92254905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896595367396658">
            <text:p>0.896595367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899401245206022">
            <text:p>0.899401245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899401245206022">
            <text:p>0.8994012452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92254905904991">
            <text:p>0.92254905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971798786795301">
            <text:p>0.9717987868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935197123975081">
            <text:p>0.9351971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03">
            <text:p>0.803</text:p>
          </table:table-cell>
          <table:table-cell office:value-type="float" office:value="0.597588102910075">
            <text:p>0.59758810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0.572984722077821">
            <text:p>0.572984722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971798786795301">
            <text:p>0.9717987868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971798786795301">
            <text:p>0.971798786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999">
            <text:p>0.999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92">
            <text:p>0.992</text:p>
          </table:table-cell>
          <table:table-cell office:value-type="float" office:value="0.891417749553508">
            <text:p>0.89141774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42">
            <text:p>0.942</text:p>
          </table:table-cell>
          <table:table-cell office:value-type="float" office:value="0.840550011100011">
            <text:p>0.840550011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42">
            <text:p>0.942</text:p>
          </table:table-cell>
          <table:table-cell office:value-type="float" office:value="0.840550011100011">
            <text:p>0.84055001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04">
            <text:p>0.404</text:p>
          </table:table-cell>
          <table:table-cell office:value-type="float" office:value="0.485783754996219">
            <text:p>0.485783755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53">
            <text:p>0.653</text:p>
          </table:table-cell>
          <table:table-cell office:value-type="float" office:value="0.687808225108225">
            <text:p>0.68780822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98">
            <text:p>0.998</text:p>
          </table:table-cell>
          <table:table-cell office:value-type="float" office:value="0.997777777777778">
            <text:p>0.9977777778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99">
            <text:p>0.999</text:p>
          </table:table-cell>
          <table:table-cell office:value-type="float" office:value="0.99126734922691">
            <text:p>0.99126734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7T10:51:36</dc:date>
    <dc:creator>Michal Hozza</dc:creator>
    <meta:document-statistic meta:table-count="1" meta:cell-count="150" meta:object-count="1"/>
    <meta:generator>LibreOffice/3.6$Linux_X86_64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42cm" svg:y="3.703cm" style:legend-expansion="high" chart:style-name="ch2"/>
        <chart:plot-area chart:style-name="ch3" table:cell-range-address="Sheet1.A1:Sheet1.C50" chart:data-source-has-labels="row" svg:x="0.77cm" svg:y="0.855cm" svg:width="11.632cm" svg:height="7.545cm">
          <chartooo:coordinate-region svg:x="1.497cm" svg:y="1.055cm" svg:width="10.719cm" svg:height="6.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" chart:label-cell-address="" chart:class="chart:line">
            <chart:data-point chart:repeated="50"/>
          </chart:series>
          <chart:series chart:style-name="ch7" chart:values-cell-range-address="Sheet1.B1:Sheet1.B50" chart:label-cell-address="" chart:class="chart:line">
            <chart:data-point chart:repeated="50"/>
          </chart:series>
          <chart:series chart:style-name="ch8" chart:values-cell-range-address="Sheet1.C1:Sheet1.C50" chart:label-cell-address="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</text:p>
              </table:table-cell>
              <table:table-cell office:value-type="string">
                <text:p>Votes</text:p>
              </table:table-cell>
              <table:table-cell office:value-type="string">
                <text:p>Probabili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50</svg:desc>
                </draw:g>
              </table:table-cell>
              <table:table-cell office:value-type="float" office:value="1">
                <text:p>1</text:p>
                <draw:g>
                  <svg:desc>Sheet1.B1:Sheet1.B50</svg:desc>
                </draw:g>
              </table:table-cell>
              <table:table-cell office:value-type="float" office:value="0.971798786795301">
                <text:p>0.971798786795301</text:p>
                <draw:g>
                  <svg:desc>Sheet1.C1:Sheet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2254905904991">
                <text:p>0.92254905904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74">
                <text:p>0.974</text:p>
              </table:table-cell>
              <table:table-cell office:value-type="float" office:value="0.737377166817667">
                <text:p>0.737377166817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872">
                <text:p>0.872</text:p>
              </table:table-cell>
              <table:table-cell office:value-type="float" office:value="0.628203990442664">
                <text:p>0.6282039904426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974">
                <text:p>0.974</text:p>
              </table:table-cell>
              <table:table-cell office:value-type="float" office:value="0.737377166817667">
                <text:p>0.737377166817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974">
                <text:p>0.974</text:p>
              </table:table-cell>
              <table:table-cell office:value-type="float" office:value="0.737377166817667">
                <text:p>0.737377166817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974">
                <text:p>0.974</text:p>
              </table:table-cell>
              <table:table-cell office:value-type="float" office:value="0.737377166817667">
                <text:p>0.737377166817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974">
                <text:p>0.974</text:p>
              </table:table-cell>
              <table:table-cell office:value-type="float" office:value="0.737377166817667">
                <text:p>0.737377166817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872">
                <text:p>0.872</text:p>
              </table:table-cell>
              <table:table-cell office:value-type="float" office:value="0.628203990442664">
                <text:p>0.628203990442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71798786795301">
                <text:p>0.9717987867953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872">
                <text:p>0.872</text:p>
              </table:table-cell>
              <table:table-cell office:value-type="float" office:value="0.628203990442664">
                <text:p>0.628203990442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71798786795301">
                <text:p>0.971798786795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71798786795301">
                <text:p>0.9717987867953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98">
                <text:p>0.98</text:p>
              </table:table-cell>
              <table:table-cell office:value-type="float" office:value="0.687467664808915">
                <text:p>0.6874676648089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872">
                <text:p>0.872</text:p>
              </table:table-cell>
              <table:table-cell office:value-type="float" office:value="0.628203990442664">
                <text:p>0.6282039904426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974">
                <text:p>0.974</text:p>
              </table:table-cell>
              <table:table-cell office:value-type="float" office:value="0.737377166817667">
                <text:p>0.737377166817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872">
                <text:p>0.872</text:p>
              </table:table-cell>
              <table:table-cell office:value-type="float" office:value="0.628203990442664">
                <text:p>0.6282039904426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35197123975081">
                <text:p>0.9351971239750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798786795301">
                <text:p>0.9717987867953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2254905904991">
                <text:p>0.922549059049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687467664808915">
                <text:p>0.6874676648089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99401245206022">
                <text:p>0.8994012452060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42">
                <text:p>0.42</text:p>
              </table:table-cell>
              <table:table-cell office:value-type="float" office:value="0.488750592170404">
                <text:p>0.4887505921704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803">
                <text:p>0.803</text:p>
              </table:table-cell>
              <table:table-cell office:value-type="float" office:value="0.597588102910075">
                <text:p>0.5975881029100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42">
                <text:p>0.42</text:p>
              </table:table-cell>
              <table:table-cell office:value-type="float" office:value="0.488750592170404">
                <text:p>0.4887505921704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798786795301">
                <text:p>0.971798786795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2254905904991">
                <text:p>0.92254905904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96595367396658">
                <text:p>0.8965953673966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99401245206022">
                <text:p>0.8994012452060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99401245206022">
                <text:p>0.8994012452060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2254905904991">
                <text:p>0.922549059049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798786795301">
                <text:p>0.9717987867953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35197123975081">
                <text:p>0.9351971239750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803">
                <text:p>0.803</text:p>
              </table:table-cell>
              <table:table-cell office:value-type="float" office:value="0.597588102910075">
                <text:p>0.5975881029100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  <table:table-cell office:value-type="float" office:value="0.572984722077821">
                <text:p>0.572984722077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798786795301">
                <text:p>0.9717987867953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1798786795301">
                <text:p>0.9717987867953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999">
                <text:p>0.9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992">
                <text:p>0.992</text:p>
              </table:table-cell>
              <table:table-cell office:value-type="float" office:value="0.891417749553508">
                <text:p>0.8914177495535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942">
                <text:p>0.942</text:p>
              </table:table-cell>
              <table:table-cell office:value-type="float" office:value="0.840550011100011">
                <text:p>0.8405500111000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942">
                <text:p>0.942</text:p>
              </table:table-cell>
              <table:table-cell office:value-type="float" office:value="0.840550011100011">
                <text:p>0.8405500111000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404">
                <text:p>0.404</text:p>
              </table:table-cell>
              <table:table-cell office:value-type="float" office:value="0.485783754996219">
                <text:p>0.4857837549962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653">
                <text:p>0.653</text:p>
              </table:table-cell>
              <table:table-cell office:value-type="float" office:value="0.687808225108225">
                <text:p>0.6878082251082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998">
                <text:p>0.998</text:p>
              </table:table-cell>
              <table:table-cell office:value-type="float" office:value="0.997777777777778">
                <text:p>0.9977777777777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999">
                <text:p>0.999</text:p>
              </table:table-cell>
              <table:table-cell office:value-type="float" office:value="0.99126734922691">
                <text:p>0.99126734922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